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DCF00004C62FA0CA5F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5.909in" table:align="left"/>
    </style:style>
    <style:style style:name="Tabel1.A" style:family="table-column">
      <style:table-column-properties style:column-width="0.0861in"/>
    </style:style>
    <style:style style:name="Tabel1.B" style:family="table-column">
      <style:table-column-properties style:column-width="0.4069in"/>
    </style:style>
    <style:style style:name="Tabel1.L" style:family="table-column">
      <style:table-column-properties style:column-width="1.2264in"/>
    </style:style>
    <style:style style:name="Tabel1.M" style:family="table-column">
      <style:table-column-properties style:column-width="0.5271in"/>
    </style:style>
    <style:style style:name="Tabel1.A1" style:family="table-cell">
      <style:table-cell-properties style:vertical-align="middle" fo:padding="0.0194in" fo:border="none"/>
    </style:style>
    <style:style style:name="Tabel1.M2" style:family="table-cell">
      <style:table-cell-properties style:vertical-align="middle" fo:background-color="#008000" fo:padding="0.0194in" fo:border="none">
        <style:background-image/>
      </style:table-cell-properties>
    </style:style>
    <style:style style:name="Tabel2" style:family="table">
      <style:table-properties style:width="5.909in" table:align="left"/>
    </style:style>
    <style:style style:name="Tabel2.A" style:family="table-column">
      <style:table-column-properties style:column-width="0.0861in"/>
    </style:style>
    <style:style style:name="Tabel2.B" style:family="table-column">
      <style:table-column-properties style:column-width="0.4069in"/>
    </style:style>
    <style:style style:name="Tabel2.L" style:family="table-column">
      <style:table-column-properties style:column-width="1.2264in"/>
    </style:style>
    <style:style style:name="Tabel2.M" style:family="table-column">
      <style:table-column-properties style:column-width="0.5271in"/>
    </style:style>
    <style:style style:name="Tabel2.A1" style:family="table-cell">
      <style:table-cell-properties style:vertical-align="middle" fo:padding="0.0194in" fo:border="none"/>
    </style:style>
    <style:style style:name="Tabel2.M2" style:family="table-cell">
      <style:table-cell-properties style:vertical-align="middle" fo:background-color="#008000" fo:padding="0.0194in" fo:border="none">
        <style:background-image/>
      </style:table-cell-properties>
    </style:style>
    <style:style style:name="Tabel3" style:family="table">
      <style:table-properties style:width="6.5375in" table:align="left"/>
    </style:style>
    <style:style style:name="Tabel3.A" style:family="table-column">
      <style:table-column-properties style:column-width="0.4097in"/>
    </style:style>
    <style:style style:name="Tabel3.B" style:family="table-column">
      <style:table-column-properties style:column-width="0.8333in"/>
    </style:style>
    <style:style style:name="Tabel3.C" style:family="table-column">
      <style:table-column-properties style:column-width="0.7924in"/>
    </style:style>
    <style:style style:name="Tabel3.D" style:family="table-column">
      <style:table-column-properties style:column-width="0.3757in"/>
    </style:style>
    <style:style style:name="Tabel3.E" style:family="table-column">
      <style:table-column-properties style:column-width="0.7007in"/>
    </style:style>
    <style:style style:name="Tabel3.F" style:family="table-column">
      <style:table-column-properties style:column-width="0.6597in"/>
    </style:style>
    <style:style style:name="Tabel3.G" style:family="table-column">
      <style:table-column-properties style:column-width="0.9569in"/>
    </style:style>
    <style:style style:name="Tabel3.H" style:family="table-column">
      <style:table-column-properties style:column-width="0.8083in"/>
    </style:style>
    <style:style style:name="Tabel3.I" style:family="table-column">
      <style:table-column-properties style:column-width="1.0007in"/>
    </style:style>
    <style:style style:name="Tabel3.A1" style:family="table-cell">
      <style:table-cell-properties style:vertical-align="middle" fo:padding="0.0194in" fo:border="none"/>
    </style:style>
    <style:style style:name="Tabel3.E2" style:family="table-cell">
      <style:table-cell-properties style:vertical-align="middle" fo:background-color="#ffff00" fo:padding="0.0194in" fo:border="none">
        <style:background-image/>
      </style:table-cell-properties>
    </style:style>
    <style:style style:name="Tabel3.A7" style:family="table-cell">
      <style:table-cell-properties style:vertical-align="middle" fo:background-color="#f5f5f5" fo:padding="0.0194in" fo:border="none">
        <style:background-image/>
      </style:table-cell-properties>
    </style:style>
    <style:style style:name="Tabel3.I7" style:family="table-cell">
      <style:table-cell-properties fo:padding="0.0194in" fo:border="none"/>
    </style:style>
    <style:style style:name="Tabel4" style:family="table">
      <style:table-properties style:width="2.6611in" table:align="left"/>
    </style:style>
    <style:style style:name="Tabel4.A" style:family="table-column">
      <style:table-column-properties style:column-width="1.4208in"/>
    </style:style>
    <style:style style:name="Tabel4.B" style:family="table-column">
      <style:table-column-properties style:column-width="0.4417in"/>
    </style:style>
    <style:style style:name="Tabel4.C" style:family="table-column">
      <style:table-column-properties style:column-width="0.3292in"/>
    </style:style>
    <style:style style:name="Tabel4.D" style:family="table-column">
      <style:table-column-properties style:column-width="0.4694in"/>
    </style:style>
    <style:style style:name="Tabel4.A1" style:family="table-cell">
      <style:table-cell-properties style:vertical-align="middle" fo:padding="0.0194in" fo:border="none"/>
    </style:style>
    <style:style style:name="Tabel5" style:family="table">
      <style:table-properties style:width="5.8486in" table:align="left"/>
    </style:style>
    <style:style style:name="Tabel5.A" style:family="table-column">
      <style:table-column-properties style:column-width="5.2118in"/>
    </style:style>
    <style:style style:name="Tabel5.B" style:family="table-column">
      <style:table-column-properties style:column-width="0.3653in"/>
    </style:style>
    <style:style style:name="Tabel5.C" style:family="table-column">
      <style:table-column-properties style:column-width="0.2715in"/>
    </style:style>
    <style:style style:name="Tabel5.A1" style:family="table-cell">
      <style:table-cell-properties style:vertical-align="middle" fo:padding="0.0194in" fo:border="none"/>
    </style:style>
    <style:style style:name="Tabel5.B1" style:family="table-cell">
      <style:table-cell-properties fo:padding="0.0194in" fo:border="none"/>
    </style:style>
    <style:style style:name="P1" style:family="paragraph" style:parent-style-name="Text_20_body">
      <style:paragraph-properties fo:margin-top="0in" fo:margin-bottom="0in" fo:orphans="2" fo:widows="2" fo:padding="0in" fo:border="none"/>
    </style:style>
    <style:style style:name="P2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.0835in" fo:orphans="2" fo:widows="2" fo:text-indent="0in" style:auto-text-indent="false" fo:padding="0in" fo:border="none"/>
      <style:text-properties fo:font-variant="normal" fo:text-transform="none" fo:color="#212529" style:font-name="system-ui" fo:font-size="12pt" fo:letter-spacing="normal" fo:font-style="normal" fo:font-weight="normal"/>
    </style:style>
    <style:style style:name="P4" style:family="paragraph" style:parent-style-name="Text_20_body">
      <style:paragraph-properties fo:margin-top="0in" fo:margin-bottom="0.0835in" fo:orphans="2" fo:widows="2" fo:padding="0in" fo:border="none"/>
      <style:text-properties fo:font-variant="normal" fo:text-transform="none" fo:color="#212529" style:font-name="system-ui" fo:font-size="12pt" fo:letter-spacing="normal" fo:font-style="normal" fo:font-weight="normal"/>
    </style:style>
    <style:style style:name="P5" style:family="paragraph" style:parent-style-name="Text_20_body">
      <style:paragraph-properties fo:margin-top="0in" fo:margin-bottom="0.0835in" fo:line-height="100%" fo:text-align="center" style:justify-single-word="false" fo:orphans="2" fo:widows="2" fo:padding="0in" fo:border="none"/>
    </style:style>
    <style:style style:name="P6" style:family="paragraph" style:parent-style-name="Text_20_body">
      <style:paragraph-properties fo:margin-top="0in" fo:margin-bottom="0.0835in" fo:orphans="2" fo:widows="2" fo:padding="0in" fo:border="none"/>
    </style:style>
    <style:style style:name="P7" style:family="paragraph" style:parent-style-name="Text_20_body">
      <style:paragraph-properties fo:orphans="2" fo:widows="2" fo:padding="0in" fo:border="none"/>
    </style:style>
    <style:style style:name="P8" style:family="paragraph" style:parent-style-name="Table_20_Heading">
      <style:text-properties fo:font-size="2pt" style:font-size-asian="2pt" style:font-size-complex="2pt"/>
    </style:style>
    <style:style style:name="P9" style:family="paragraph" style:parent-style-name="Table_20_Heading">
      <style:paragraph-properties fo:padding="0.0193in" fo:border="0.0008in solid #000000"/>
    </style:style>
    <style:style style:name="P10" style:family="paragraph" style:parent-style-name="Table_20_Heading">
      <style:paragraph-properties fo:text-align="end" style:justify-single-word="false" fo:padding="0.0193in" fo:border="0.0008in solid #000000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paragraph-properties fo:padding="0.0193in" fo:border="0.0008in solid #000000"/>
      <style:text-properties fo:font-size="9pt"/>
    </style:style>
    <style:style style:name="P13" style:family="paragraph" style:parent-style-name="Table_20_Contents">
      <style:paragraph-properties fo:text-align="end" style:justify-single-word="false" fo:padding="0.0193in" fo:border="0.0008in solid #000000"/>
      <style:text-properties fo:font-size="9pt"/>
    </style:style>
    <style:style style:name="P14" style:family="paragraph" style:parent-style-name="Table_20_Contents">
      <style:paragraph-properties fo:padding="0.0193in" fo:border="0.0008in solid #000000"/>
      <style:text-properties fo:font-size="9pt" fo:font-weight="bold"/>
    </style:style>
    <style:style style:name="P15" style:family="paragraph" style:parent-style-name="Table_20_Contents">
      <style:paragraph-properties fo:text-align="end" style:justify-single-word="false" fo:padding="0.0193in" fo:border="0.0008in solid #000000"/>
      <style:text-properties fo:font-size="9pt" fo:font-weight="bold"/>
    </style:style>
    <style:style style:name="P16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17" style:family="paragraph" style:parent-style-name="Table_20_Contents">
      <style:paragraph-properties fo:margin-left="0in" fo:margin-right="0in" fo:orphans="2" fo:widows="2" fo:text-indent="0in" style:auto-text-indent="false" fo:padding="0.0193in" fo:border="0.0008in solid #000000"/>
      <style:text-properties fo:font-variant="normal" fo:text-transform="none" fo:color="#212529" style:font-name="system-ui" fo:font-size="9pt" fo:letter-spacing="normal" fo:font-style="normal" fo:font-weight="normal"/>
    </style:style>
    <style:style style:name="P18" style:family="paragraph" style:parent-style-name="Table_20_Contents">
      <style:paragraph-properties fo:margin-left="0in" fo:margin-right="0in" fo:text-align="end" style:justify-single-word="false" fo:orphans="2" fo:widows="2" fo:text-indent="0in" style:auto-text-indent="false" fo:padding="0.0193in" fo:border="0.0008in solid #000000"/>
      <style:text-properties fo:font-variant="normal" fo:text-transform="none" fo:color="#212529" style:font-name="system-ui" fo:font-size="9pt" fo:letter-spacing="normal" fo:font-style="normal" fo:font-weight="normal"/>
    </style:style>
    <style:style style:name="P19" style:family="paragraph" style:parent-style-name="Table_20_Contents">
      <style:paragraph-properties fo:margin-left="0in" fo:margin-right="0in" fo:text-align="end" style:justify-single-word="false" fo:orphans="2" fo:widows="2" fo:text-indent="0in" style:auto-text-indent="false" fo:padding="0.0193in" fo:border="0.0008in solid #000000"/>
      <style:text-properties fo:font-variant="normal" fo:text-transform="none" fo:color="#212529" style:font-name="system-ui" fo:font-size="9pt" fo:letter-spacing="normal" fo:font-style="normal" fo:font-weight="bold"/>
    </style:style>
    <style:style style:name="P20" style:family="paragraph" style:parent-style-name="Table_20_Contents">
      <style:paragraph-properties fo:padding="0in" fo:border="none"/>
    </style:style>
    <style:style style:name="P21" style:family="paragraph" style:parent-style-name="Table_20_Contents">
      <style:paragraph-properties fo:text-align="end" style:justify-single-word="false" fo:padding="0in" fo:border="none"/>
    </style:style>
    <style:style style:name="P22" style:family="paragraph" style:parent-style-name="Table_20_Contents">
      <style:paragraph-properties fo:padding="0in" fo:border="none"/>
      <style:text-properties fo:font-weight="bold"/>
    </style:style>
    <style:style style:name="P23" style:family="paragraph" style:parent-style-name="Table_20_Contents">
      <style:paragraph-properties fo:text-align="end" style:justify-single-word="false" fo:padding="0in" fo:border="none"/>
      <style:text-properties fo:font-weight="bold"/>
    </style:style>
    <style:style style:name="P24" style:family="paragraph" style:parent-style-name="Table_20_Contents">
      <style:paragraph-properties fo:padding="0in" fo:border="non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  <style:style style:name="T3" style:family="text">
      <style:text-properties fo:color="#0a58ca" style:text-underline-style="solid" style:text-underline-width="auto" style:text-underline-color="font-color" fo:font-weight="bold" fo:background-color="#e3f2fd"/>
    </style:style>
    <style:style style:name="T4" style:family="text">
      <style:text-properties fo:font-variant="normal" fo:text-transform="none" fo:color="#0a58ca" style:font-name="system-ui" fo:font-size="12pt" fo:letter-spacing="normal" fo:font-style="normal" style:text-underline-style="solid" style:text-underline-width="auto" style:text-underline-color="font-color" fo:font-weight="bold" fo:background-color="#e3f2fd"/>
    </style:style>
    <style:style style:name="T5" style:family="text">
      <style:text-properties fo:font-variant="normal" fo:text-transform="none" fo:color="#212529" style:font-name="system-ui" fo:font-size="12pt" fo:letter-spacing="normal" fo:font-style="normal" fo:font-weight="normal"/>
    </style:style>
    <style:style style:name="T6" style:family="text">
      <style:text-properties fo:font-variant="normal" fo:text-transform="none" fo:color="#212529" style:font-name="system-ui" fo:font-size="12pt" fo:letter-spacing="normal" fo:font-style="normal" fo:font-weight="bold"/>
    </style:style>
    <style:style style:name="T7" style:family="text">
      <style:text-properties fo:font-variant="normal" fo:text-transform="none" fo:color="#212529" style:font-name="system-ui" fo:font-size="12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fo:color="#212529" style:font-name="system-ui" fo:font-size="10pt" fo:letter-spacing="normal" fo:font-style="normal" fo:font-weight="normal"/>
    </style:style>
    <style:style style:name="T9" style:family="text">
      <style:text-properties fo:font-variant="normal" fo:text-transform="none" fo:color="#ffffff" style:font-name="system-ui" fo:font-size="12pt" fo:letter-spacing="normal" fo:font-style="normal" fo:font-weight="bold"/>
    </style:style>
    <style:style style:name="T10" style:family="text">
      <style:text-properties fo:font-size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Afbeeldingen1" text:anchor-type="paragraph" svg:width="6.2299in" svg:height="7.6984in" draw:z-index="0"><draw:image xlink:href="Pictures/2000000700003DCF00004C62FA0CA5F4.svm" xlink:type="simple" xlink:show="embed" xlink:actuate="onLoad"/></draw:frame></text:p>
      <text:p text:style-name="Standard"/>
      <text:h text:style-name="Heading_20_5" text:outline-level="5"><text:a xlink:type="simple" xlink:href="https://www.easygrowth.org/#" text:style-name="Internet_20_link" text:visited-style-name="Visited_20_Internet_20_Link"><text:span text:style-name="T4">1. Forecasting growth </text:span></text:a></text:h>
      <text:p text:style-name="P2"><text:span text:style-name="T5">Historical Sales Growth (Last 10 yr):  </text:span><text:span text:style-name="Strong_20_Emphasis"><text:span text:style-name="T6">5.5 %</text:span></text:span><text:span text:style-name="T5"><text:line-break/>Historical Sales Growth (Last 5 yr):  </text:span><text:span text:style-name="Strong_20_Emphasis"><text:span text:style-name="T6">5.7 %</text:span></text:span><text:span text:style-name="T5"><text:line-break/>Last year Sales Growth(2021): </text:span><text:span text:style-name="Strong_20_Emphasis"><text:span text:style-name="T6">2.3 %</text:span></text:span><text:span text:style-name="T5"><text:line-break/>Estimated Future Sales Growth:  <text:line-break/><text:line-break/>Historical Eps Growth (Last 10 yr): </text:span><text:span text:style-name="Strong_20_Emphasis"><text:span text:style-name="T6">16.6 %</text:span></text:span><text:span text:style-name="T5"><text:line-break/>Historical Eps Growth (Last 5 yr): </text:span><text:span text:style-name="Strong_20_Emphasis"><text:span text:style-name="T6">23.5 %</text:span></text:span><text:span text:style-name="T5"><text:line-break/></text:span><text:soft-page-break/><text:span text:style-name="T5">Last year Eps Growth(2021): </text:span><text:span text:style-name="Strong_20_Emphasis"><text:span text:style-name="T6">49.5 %</text:span></text:span><text:span text:style-name="T5"><text:line-break/>Estimated Future EPS Growth :  </text:span></text:p>
      <text:p text:style-name="Standard"/>
      <text:h text:style-name="Heading_20_5" text:outline-level="5"><text:a xlink:type="simple" xlink:href="https://www.easygrowth.org/#" text:style-name="Internet_20_link" text:visited-style-name="Visited_20_Internet_20_Link"><text:span text:style-name="T4">2. Evaluating Management</text:span></text:a></text:h>
      <text:p text:style-name="P2"><text:span text:style-name="T5"><text:line-break/></text:span><text:span text:style-name="T6">% Pre-tax Profit on Sales</text:span><text:span text:style-name="T5"> - (</text:span><text:span text:style-name="Variable"><text:span text:style-name="T8">Net Before Taxes / Sales)</text:span></text:span></text:p>
      <table:table table:name="Tabel1" table:style-name="Tabel1">
        <table:table-column table:style-name="Tabel1.A"/>
        <table:table-column table:style-name="Tabel1.B" table:number-columns-repeated="10"/>
        <table:table-column table:style-name="Tabel1.L"/>
        <table:table-column table:style-name="Tabel1.M"/>
        <table:table-header-rows>
          <table:table-row>
            <table:table-cell table:style-name="Tabel1.A1" office:value-type="string">
              <text:p text:style-name="P8"/>
            </table:table-cell>
            <table:table-cell table:style-name="Tabel1.A1" office:value-type="string">
              <text:p text:style-name="P10">2012</text:p>
            </table:table-cell>
            <table:table-cell table:style-name="Tabel1.A1" office:value-type="string">
              <text:p text:style-name="P10">2013</text:p>
            </table:table-cell>
            <table:table-cell table:style-name="Tabel1.A1" office:value-type="string">
              <text:p text:style-name="P10">2014</text:p>
            </table:table-cell>
            <table:table-cell table:style-name="Tabel1.A1" office:value-type="string">
              <text:p text:style-name="P10">2015</text:p>
            </table:table-cell>
            <table:table-cell table:style-name="Tabel1.A1" office:value-type="string">
              <text:p text:style-name="P10">2016</text:p>
            </table:table-cell>
            <table:table-cell table:style-name="Tabel1.A1" office:value-type="string">
              <text:p text:style-name="P10">2017</text:p>
            </table:table-cell>
            <table:table-cell table:style-name="Tabel1.A1" office:value-type="string">
              <text:p text:style-name="P10">2018</text:p>
            </table:table-cell>
            <table:table-cell table:style-name="Tabel1.A1" office:value-type="string">
              <text:p text:style-name="P10">2019</text:p>
            </table:table-cell>
            <table:table-cell table:style-name="Tabel1.A1" office:value-type="string">
              <text:p text:style-name="P10">2020</text:p>
            </table:table-cell>
            <table:table-cell table:style-name="Tabel1.A1" office:value-type="string">
              <text:p text:style-name="P10">2021</text:p>
            </table:table-cell>
            <table:table-cell table:style-name="Tabel1.A1" office:value-type="string">
              <text:p text:style-name="P10">Last 5 years avg</text:p>
            </table:table-cell>
            <table:table-cell table:style-name="Tabel1.A1" office:value-type="string">
              <text:p text:style-name="P9">Trend</text:p>
            </table:table-cell>
          </table:table-row>
        </table:table-header-rows>
        <table:table-row>
          <table:table-cell table:style-name="Tabel1.A1" office:value-type="string">
            <text:p text:style-name="P11"/>
          </table:table-cell>
          <table:table-cell table:style-name="Tabel1.A1" office:value-type="string">
            <text:p text:style-name="P13">8.3</text:p>
          </table:table-cell>
          <table:table-cell table:style-name="Tabel1.A1" office:value-type="string">
            <text:p text:style-name="P13">7.7</text:p>
          </table:table-cell>
          <table:table-cell table:style-name="Tabel1.A1" office:value-type="string">
            <text:p text:style-name="P13">5.5</text:p>
          </table:table-cell>
          <table:table-cell table:style-name="Tabel1.A1" office:value-type="string">
            <text:p text:style-name="P13">7.9</text:p>
          </table:table-cell>
          <table:table-cell table:style-name="Tabel1.A1" office:value-type="string">
            <text:p text:style-name="P13">7.2</text:p>
          </table:table-cell>
          <table:table-cell table:style-name="Tabel1.A1" office:value-type="string">
            <text:p text:style-name="P13">10.8</text:p>
          </table:table-cell>
          <table:table-cell table:style-name="Tabel1.A1" office:value-type="string">
            <text:p text:style-name="P13">9.5</text:p>
          </table:table-cell>
          <table:table-cell table:style-name="Tabel1.A1" office:value-type="string">
            <text:p text:style-name="P13">12.4</text:p>
          </table:table-cell>
          <table:table-cell table:style-name="Tabel1.A1" office:value-type="string">
            <text:p text:style-name="P13">13.1</text:p>
          </table:table-cell>
          <table:table-cell table:style-name="Tabel1.A1" office:value-type="string">
            <text:p text:style-name="P13">19.4</text:p>
          </table:table-cell>
          <table:table-cell table:style-name="Tabel1.A1" office:value-type="string">
            <text:p text:style-name="P13">13</text:p>
          </table:table-cell>
          <table:table-cell table:style-name="Tabel1.M2" office:value-type="string">
            <text:p text:style-name="P14">up</text:p>
          </table:table-cell>
        </table:table-row>
      </table:table>
      <text:p text:style-name="P1"><text:span text:style-name="T6">% Earned on Equity</text:span><text:span text:style-name="T5"> - (</text:span><text:span text:style-name="Variable"><text:span text:style-name="T8">EPS/ Book Value</text:span></text:span><text:span text:style-name="T5">)</text:span></text:p>
      <table:table table:name="Tabel2" table:style-name="Tabel2">
        <table:table-column table:style-name="Tabel2.A"/>
        <table:table-column table:style-name="Tabel2.B" table:number-columns-repeated="10"/>
        <table:table-column table:style-name="Tabel2.L"/>
        <table:table-column table:style-name="Tabel2.M"/>
        <table:table-header-rows>
          <table:table-row>
            <table:table-cell table:style-name="Tabel2.A1" office:value-type="string">
              <text:p text:style-name="P8"/>
            </table:table-cell>
            <table:table-cell table:style-name="Tabel2.A1" office:value-type="string">
              <text:p text:style-name="P10">2012</text:p>
            </table:table-cell>
            <table:table-cell table:style-name="Tabel2.A1" office:value-type="string">
              <text:p text:style-name="P10">2013</text:p>
            </table:table-cell>
            <table:table-cell table:style-name="Tabel2.A1" office:value-type="string">
              <text:p text:style-name="P10">2014</text:p>
            </table:table-cell>
            <table:table-cell table:style-name="Tabel2.A1" office:value-type="string">
              <text:p text:style-name="P10">2015</text:p>
            </table:table-cell>
            <table:table-cell table:style-name="Tabel2.A1" office:value-type="string">
              <text:p text:style-name="P10">2016</text:p>
            </table:table-cell>
            <table:table-cell table:style-name="Tabel2.A1" office:value-type="string">
              <text:p text:style-name="P10">2017</text:p>
            </table:table-cell>
            <table:table-cell table:style-name="Tabel2.A1" office:value-type="string">
              <text:p text:style-name="P10">2018</text:p>
            </table:table-cell>
            <table:table-cell table:style-name="Tabel2.A1" office:value-type="string">
              <text:p text:style-name="P10">2019</text:p>
            </table:table-cell>
            <table:table-cell table:style-name="Tabel2.A1" office:value-type="string">
              <text:p text:style-name="P10">2020</text:p>
            </table:table-cell>
            <table:table-cell table:style-name="Tabel2.A1" office:value-type="string">
              <text:p text:style-name="P10">2021</text:p>
            </table:table-cell>
            <table:table-cell table:style-name="Tabel2.A1" office:value-type="string">
              <text:p text:style-name="P10">Last 5 years avg</text:p>
            </table:table-cell>
            <table:table-cell table:style-name="Tabel2.A1" office:value-type="string">
              <text:p text:style-name="P9">Trend</text:p>
            </table:table-cell>
          </table:table-row>
        </table:table-header-rows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3">12.9</text:p>
          </table:table-cell>
          <table:table-cell table:style-name="Tabel2.A1" office:value-type="string">
            <text:p text:style-name="P13">11.3</text:p>
          </table:table-cell>
          <table:table-cell table:style-name="Tabel2.A1" office:value-type="string">
            <text:p text:style-name="P13">7.7</text:p>
          </table:table-cell>
          <table:table-cell table:style-name="Tabel2.A1" office:value-type="string">
            <text:p text:style-name="P13">11.2</text:p>
          </table:table-cell>
          <table:table-cell table:style-name="Tabel2.A1" office:value-type="string">
            <text:p text:style-name="P13">9.2</text:p>
          </table:table-cell>
          <table:table-cell table:style-name="Tabel2.A1" office:value-type="string">
            <text:p text:style-name="P13">13.3</text:p>
          </table:table-cell>
          <table:table-cell table:style-name="Tabel2.A1" office:value-type="string">
            <text:p text:style-name="P13">13.5</text:p>
          </table:table-cell>
          <table:table-cell table:style-name="Tabel2.A1" office:value-type="string">
            <text:p text:style-name="P13">16.4</text:p>
          </table:table-cell>
          <table:table-cell table:style-name="Tabel2.A1" office:value-type="string">
            <text:p text:style-name="P13">15.9</text:p>
          </table:table-cell>
          <table:table-cell table:style-name="Tabel2.A1" office:value-type="string">
            <text:p text:style-name="P13">18.8</text:p>
          </table:table-cell>
          <table:table-cell table:style-name="Tabel2.A1" office:value-type="string">
            <text:p text:style-name="P13">15.6</text:p>
          </table:table-cell>
          <table:table-cell table:style-name="Tabel2.M2" office:value-type="string">
            <text:p text:style-name="P14">up</text:p>
          </table:table-cell>
        </table:table-row>
      </table:table>
      <text:p text:style-name="Standard"/>
      <text:h text:style-name="Heading_20_5" text:outline-level="5"><text:a xlink:type="simple" xlink:href="https://www.easygrowth.org/#" text:style-name="Internet_20_link" text:visited-style-name="Visited_20_Internet_20_Link"><text:span text:style-name="T3">3. Price-Earnings History as an indicator of the future</text:span></text:a></text:h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column table:style-name="Tabel3.E"/>
        <table:table-column table:style-name="Tabel3.F"/>
        <table:table-column table:style-name="Tabel3.G"/>
        <table:table-column table:style-name="Tabel3.H"/>
        <table:table-column table:style-name="Tabel3.I"/>
        <table:table-header-rows>
          <table:table-row>
            <table:table-cell table:style-name="Tabel3.A1" office:value-type="string">
              <text:p text:style-name="P9">Year</text:p>
            </table:table-cell>
            <table:table-cell table:style-name="Tabel3.A1" office:value-type="string">
              <text:p text:style-name="P9">High Price</text:p>
            </table:table-cell>
            <table:table-cell table:style-name="Tabel3.A1" office:value-type="string">
              <text:p text:style-name="P9">Low Price</text:p>
            </table:table-cell>
            <table:table-cell table:style-name="Tabel3.A1" office:value-type="string">
              <text:p text:style-name="P9">EPS</text:p>
            </table:table-cell>
            <table:table-cell table:style-name="Tabel3.A1" office:value-type="string">
              <text:p text:style-name="P9">High P/E</text:p>
            </table:table-cell>
            <table:table-cell table:style-name="Tabel3.A1" office:value-type="string">
              <text:p text:style-name="P9">Low P/E</text:p>
            </table:table-cell>
            <table:table-cell table:style-name="Tabel3.A1" office:value-type="string">
              <text:p text:style-name="P9">Div. p. share</text:p>
            </table:table-cell>
            <table:table-cell table:style-name="Tabel3.A1" office:value-type="string">
              <text:p text:style-name="P9">% pay out</text:p>
            </table:table-cell>
            <table:table-cell table:style-name="Tabel3.A1" office:value-type="string">
              <text:p text:style-name="P9">% high yield</text:p>
            </table:table-cell>
          </table:table-row>
        </table:table-header-rows>
        <table:table-row>
          <table:table-cell table:style-name="Tabel3.A1" office:value-type="string">
            <text:p text:style-name="P12">2017</text:p>
          </table:table-cell>
          <table:table-cell table:style-name="Tabel3.A1" office:value-type="string">
            <text:p text:style-name="P13">9.8</text:p>
          </table:table-cell>
          <table:table-cell table:style-name="Tabel3.A1" office:value-type="string">
            <text:p text:style-name="P13">6.3</text:p>
          </table:table-cell>
          <table:table-cell table:style-name="Tabel3.A1" office:value-type="string">
            <text:p text:style-name="P13">0.69</text:p>
          </table:table-cell>
          <table:table-cell table:style-name="Tabel3.E2" office:value-type="string">
            <text:p text:style-name="P15">14.2</text:p>
          </table:table-cell>
          <table:table-cell table:style-name="Tabel3.E2" office:value-type="string">
            <text:p text:style-name="P15">9.1</text:p>
          </table:table-cell>
          <table:table-cell table:style-name="Tabel3.A1" office:value-type="string">
            <text:p text:style-name="P13">0.000</text:p>
          </table:table-cell>
          <table:table-cell table:style-name="Tabel3.A1" office:value-type="string">
            <text:p text:style-name="P11"/>
          </table:table-cell>
          <table:table-cell table:style-name="Tabel3.A1" office:value-type="string">
            <text:p text:style-name="P11"/>
          </table:table-cell>
        </table:table-row>
        <table:table-row>
          <table:table-cell table:style-name="Tabel3.A1" office:value-type="string">
            <text:p text:style-name="P12">2018</text:p>
          </table:table-cell>
          <table:table-cell table:style-name="Tabel3.A1" office:value-type="string">
            <text:p text:style-name="P13">16.6</text:p>
          </table:table-cell>
          <table:table-cell table:style-name="Tabel3.A1" office:value-type="string">
            <text:p text:style-name="P13">8.7</text:p>
          </table:table-cell>
          <table:table-cell table:style-name="Tabel3.A1" office:value-type="string">
            <text:p text:style-name="P13">0.78</text:p>
          </table:table-cell>
          <table:table-cell table:style-name="Tabel3.E2" office:value-type="string">
            <text:p text:style-name="P15">21.3</text:p>
          </table:table-cell>
          <table:table-cell table:style-name="Tabel3.E2" office:value-type="string">
            <text:p text:style-name="P15">11.2</text:p>
          </table:table-cell>
          <table:table-cell table:style-name="Tabel3.A1" office:value-type="string">
            <text:p text:style-name="P13">0.000</text:p>
          </table:table-cell>
          <table:table-cell table:style-name="Tabel3.A1" office:value-type="string">
            <text:p text:style-name="P11"/>
          </table:table-cell>
          <table:table-cell table:style-name="Tabel3.A1" office:value-type="string">
            <text:p text:style-name="P11"/>
          </table:table-cell>
        </table:table-row>
        <table:table-row>
          <table:table-cell table:style-name="Tabel3.A1" office:value-type="string">
            <text:p text:style-name="P12">2019</text:p>
          </table:table-cell>
          <table:table-cell table:style-name="Tabel3.A1" office:value-type="string">
            <text:p text:style-name="P13">48.5</text:p>
          </table:table-cell>
          <table:table-cell table:style-name="Tabel3.A1" office:value-type="string">
            <text:p text:style-name="P13">19.3</text:p>
          </table:table-cell>
          <table:table-cell table:style-name="Tabel3.A1" office:value-type="string">
            <text:p text:style-name="P13">1.07</text:p>
          </table:table-cell>
          <table:table-cell table:style-name="Tabel3.E2" office:value-type="string">
            <text:p text:style-name="P15">45.3</text:p>
          </table:table-cell>
          <table:table-cell table:style-name="Tabel3.E2" office:value-type="string">
            <text:p text:style-name="P15">18.0</text:p>
          </table:table-cell>
          <table:table-cell table:style-name="Tabel3.A1" office:value-type="string">
            <text:p text:style-name="P13">0.000</text:p>
          </table:table-cell>
          <table:table-cell table:style-name="Tabel3.A1" office:value-type="string">
            <text:p text:style-name="P11"/>
          </table:table-cell>
          <table:table-cell table:style-name="Tabel3.A1" office:value-type="string">
            <text:p text:style-name="P11"/>
          </table:table-cell>
        </table:table-row>
        <table:table-row>
          <table:table-cell table:style-name="Tabel3.A1" office:value-type="string">
            <text:p text:style-name="P12">2020</text:p>
          </table:table-cell>
          <table:table-cell table:style-name="Tabel3.A1" office:value-type="string">
            <text:p text:style-name="P13">45.1</text:p>
          </table:table-cell>
          <table:table-cell table:style-name="Tabel3.A1" office:value-type="string">
            <text:p text:style-name="P13">32.9</text:p>
          </table:table-cell>
          <table:table-cell table:style-name="Tabel3.A1" office:value-type="string">
            <text:p text:style-name="P13">1.11</text:p>
          </table:table-cell>
          <table:table-cell table:style-name="Tabel3.E2" office:value-type="string">
            <text:p text:style-name="P15">40.6</text:p>
          </table:table-cell>
          <table:table-cell table:style-name="Tabel3.E2" office:value-type="string">
            <text:p text:style-name="P15">29.6</text:p>
          </table:table-cell>
          <table:table-cell table:style-name="Tabel3.A1" office:value-type="string">
            <text:p text:style-name="P13">0.000</text:p>
          </table:table-cell>
          <table:table-cell table:style-name="Tabel3.A1" office:value-type="string">
            <text:p text:style-name="P11"/>
          </table:table-cell>
          <table:table-cell table:style-name="Tabel3.A1" office:value-type="string">
            <text:p text:style-name="P11"/>
          </table:table-cell>
        </table:table-row>
        <table:table-row>
          <table:table-cell table:style-name="Tabel3.A1" office:value-type="string">
            <text:p text:style-name="P12">2021</text:p>
          </table:table-cell>
          <table:table-cell table:style-name="Tabel3.A1" office:value-type="string">
            <text:p text:style-name="P13">129.5</text:p>
          </table:table-cell>
          <table:table-cell table:style-name="Tabel3.A1" office:value-type="string">
            <text:p text:style-name="P13">54.9</text:p>
          </table:table-cell>
          <table:table-cell table:style-name="Tabel3.A1" office:value-type="string">
            <text:p text:style-name="P13">1.66</text:p>
          </table:table-cell>
          <table:table-cell table:style-name="Tabel3.E2" office:value-type="string">
            <text:p text:style-name="P15">78.0</text:p>
          </table:table-cell>
          <table:table-cell table:style-name="Tabel3.E2" office:value-type="string">
            <text:p text:style-name="P15">33.1</text:p>
          </table:table-cell>
          <table:table-cell table:style-name="Tabel3.A1" office:value-type="string">
            <text:p text:style-name="P13">0.000</text:p>
          </table:table-cell>
          <table:table-cell table:style-name="Tabel3.A1" office:value-type="string">
            <text:p text:style-name="P11"/>
          </table:table-cell>
          <table:table-cell table:style-name="Tabel3.A1" office:value-type="string">
            <text:p text:style-name="P16"/>
          </table:table-cell>
        </table:table-row>
        <table:table-row>
          <table:table-cell table:style-name="Tabel3.A7" office:value-type="string">
            <text:p text:style-name="P17">Avg</text:p>
          </table:table-cell>
          <table:table-cell table:style-name="Tabel3.A7" office:value-type="string">
            <text:p text:style-name="P16"/>
          </table:table-cell>
          <table:table-cell table:style-name="Tabel3.A7" office:value-type="string">
            <text:p text:style-name="P18">24.4</text:p>
          </table:table-cell>
          <table:table-cell table:style-name="Tabel3.A7" office:value-type="string">
            <text:p text:style-name="P16"><text:bookmark text:name="Naic_PEHighest"/></text:p>
          </table:table-cell>
          <table:table-cell table:style-name="Tabel3.A7" office:value-type="string">
            <text:p text:style-name="P19">39.9<text:bookmark text:name="Naic_PELowest"/></text:p>
          </table:table-cell>
          <table:table-cell table:style-name="Tabel3.A7" office:value-type="string">
            <text:p text:style-name="P19">20.2</text:p>
          </table:table-cell>
          <table:table-cell table:style-name="Tabel3.A7" office:value-type="string">
            <text:p text:style-name="P16"/>
          </table:table-cell>
          <table:table-cell table:style-name="Tabel3.A7" office:value-type="string">
            <text:p text:style-name="P11"><text:line-break/></text:p>
          </table:table-cell>
          <table:table-cell table:style-name="Tabel3.I7" office:value-type="string">
            <text:p text:style-name="P11"/>
          </table:table-cell>
        </table:table-row>
      </table:table>
      <text:p text:style-name="Standard"/>
      <text:h text:style-name="Heading_20_5" text:outline-level="5"><text:a xlink:type="simple" xlink:href="https://www.easygrowth.org/#" text:style-name="Internet_20_link" text:visited-style-name="Visited_20_Internet_20_Link"><text:span text:style-name="T4">4. Evaluating Risk and Reward over the next 5 years</text:span></text:a></text:h>
      <text:p text:style-name="P3"><text:span text:style-name="T1">High Price - Next 5 years</text:span> :</text:p>
      <text:p text:style-name="P6"><text:span text:style-name="T8">(</text:span><text:span text:style-name="Variable"><text:span text:style-name="T8">Avg. High P/E</text:span></text:span><text:span text:style-name="T8">)</text:span><text:span text:style-name="T5"> * 3.58</text:span><text:span text:style-name="T8">(</text:span><text:span text:style-name="Variable"><text:span text:style-name="T8">Estimated High Earnings Share</text:span></text:span><text:span text:style-name="T8">)</text:span><text:span text:style-name="T5"> = </text:span><text:span text:style-name="Strong_20_Emphasis"><text:span text:style-name="T6">142.8</text:span></text:span></text:p>
      <text:p text:style-name="P7"/>
      <text:p text:style-name="P4"><text:span text:style-name="T1">Low Price - Next 5 years</text:span> :</text:p>
      <text:p text:style-name="P5"><text:span text:style-name="T9">a</text:span><text:span text:style-name="T5">   </text:span><text:span text:style-name="T8">(</text:span><text:span text:style-name="Variable"><text:span text:style-name="T8">Avg. Low P/E</text:span></text:span><text:span text:style-name="T8">)</text:span><text:span text:style-name="T5"> * </text:span><text:span text:style-name="T8">(</text:span><text:span text:style-name="Variable"><text:span text:style-name="T8">Estimated Low Earnings Share</text:span></text:span><text:span text:style-name="T8">)</text:span><text:span text:style-name="T5"> = </text:span><text:bookmark text:name="Naic_BerLagePrijs"/><text:span text:style-name="Strong_20_Emphasis"><text:span text:style-name="T6">33.5</text:span></text:span><text:span text:style-name="T5"> (growth company)<text:line-break/></text:span><text:span text:style-name="T9">b</text:span><text:span text:style-name="T5">  Avg. Low Price of Last 5 Years = </text:span><text:bookmark text:name="Naic_GemLagePrijs"/><text:span text:style-name="Strong_20_Emphasis"><text:span text:style-name="T6">24.4</text:span></text:span><text:span text:style-name="T5"> (cyclic company)<text:line-break/></text:span><text:span text:style-name="T9">c</text:span><text:span text:style-name="T5">  Recent Severe Market Low Price = <text:line-break/></text:span><text:span text:style-name="T9">d</text:span><text:span text:style-name="T5">  Price Dividend Will Support: </text:span><text:span text:style-name="T8">(</text:span><text:span text:style-name="Variable"><text:span text:style-name="T8">Present Divd./High Yield</text:span></text:span><text:span text:style-name="T8">)</text:span><text:span text:style-name="T5"> = </text:span><text:bookmark text:name="Naic_DivRendPrijs"/><text:span text:style-name="T5">(nuts company)</text:span></text:p>
      <text:p text:style-name="P4">Selected Estimate Low Price = </text:p>
      <text:p text:style-name="P6"><text:span text:style-name="T7">Present Price</text:span><text:span text:style-name="T5"> : </text:span><text:span text:style-name="Strong_20_Emphasis"><text:span text:style-name="T6">49.780 EUR </text:span></text:span><text:span text:style-name="T5">     </text:span><text:span text:style-name="T7">Present P/E</text:span><text:span text:style-name="T5"> : </text:span><text:span text:style-name="Strong_20_Emphasis"><text:span text:style-name="T6">30.0</text:span></text:span></text:p>
      <text:p text:style-name="P6"><text:span text:style-name="T7">Zoning</text:span><text:span text:style-name="T5"> : </text:span><text:span text:style-name="Strong_20_Emphasis"><text:span text:style-name="T6">BUY</text:span></text:span></text:p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row>
          <table:table-cell table:style-name="Tabel4.A1" office:value-type="string">
            <text:p text:style-name="P20">Buy zone (25%): </text:p>
          </table:table-cell>
          <table:table-cell table:style-name="Tabel4.A1" office:value-type="string">
            <text:p text:style-name="P21">33.5</text:p>
          </table:table-cell>
          <table:table-cell table:style-name="Tabel4.A1" office:value-type="string">
            <text:p text:style-name="P20"> tot </text:p>
          </table:table-cell>
          <table:table-cell table:style-name="Tabel4.A1" office:value-type="string">
            <text:p text:style-name="P21">60.8</text:p>
          </table:table-cell>
        </table:table-row>
        <table:table-row>
          <table:table-cell table:style-name="Tabel4.A1" office:value-type="string">
            <text:p text:style-name="P20">Maybe zone (50%): </text:p>
          </table:table-cell>
          <table:table-cell table:style-name="Tabel4.A1" office:value-type="string">
            <text:p text:style-name="P21">60.8</text:p>
          </table:table-cell>
          <table:table-cell table:style-name="Tabel4.A1" office:value-type="string">
            <text:p text:style-name="P20"> tot </text:p>
          </table:table-cell>
          <table:table-cell table:style-name="Tabel4.A1" office:value-type="string">
            <text:p text:style-name="P21">115.5</text:p>
          </table:table-cell>
        </table:table-row>
        <table:table-row>
          <table:table-cell table:style-name="Tabel4.A1" office:value-type="string">
            <text:p text:style-name="P20">Sell zone (25%): </text:p>
          </table:table-cell>
          <table:table-cell table:style-name="Tabel4.A1" office:value-type="string">
            <text:p text:style-name="P21">115.5</text:p>
          </table:table-cell>
          <table:table-cell table:style-name="Tabel4.A1" office:value-type="string">
            <text:p text:style-name="P20"> tot </text:p>
          </table:table-cell>
          <table:table-cell table:style-name="Tabel4.A1" office:value-type="string">
            <text:p text:style-name="P21">142.8</text:p>
          </table:table-cell>
        </table:table-row>
      </table:table>
      <text:p text:style-name="P7"><text:soft-page-break/></text:p>
      <text:p text:style-name="P6"><text:span text:style-name="T7">Up-side Down-side Ratio</text:span><text:span text:style-name="T5"> : </text:span><text:span text:style-name="Strong_20_Emphasis"><text:span text:style-name="T6">6 to 1</text:span></text:span><text:span text:style-name="T5"><text:line-break/>(Potential Gain vs. Risk of Loss - min. 3 recommended)</text:span></text:p>
      <text:p text:style-name="P7"/>
      <text:p text:style-name="P6"><text:span text:style-name="T7">Price Target</text:span><text:span text:style-name="T5"> : </text:span><text:span text:style-name="Strong_20_Emphasis"><text:span text:style-name="T6">187% </text:span></text:span><text:span text:style-name="T5">Appreciation</text:span></text:p>
      <text:p text:style-name="Standard"/>
      <text:h text:style-name="Heading_20_5" text:outline-level="5"><text:a xlink:type="simple" xlink:href="https://www.easygrowth.org/#" text:style-name="Internet_20_link" text:visited-style-name="Visited_20_Internet_20_Link"><text:span text:style-name="T4">5. Five-year Potential</text:span></text:a></text:h>
      <table:table table:name="Tabel5" table:style-name="Tabel5">
        <table:table-column table:style-name="Tabel5.A"/>
        <table:table-column table:style-name="Tabel5.B"/>
        <table:table-column table:style-name="Tabel5.C"/>
        <table:table-row>
          <table:table-cell table:style-name="Tabel5.A1" office:value-type="string">
            <text:p text:style-name="P20">Actual Yield : <text:span text:style-name="Strong_20_Emphasis"><text:span text:style-name="T2">0.0% </text:span></text:span><text:span text:style-name="Variable"><text:span text:style-name="T10">(Present full year's Dividend / Present Price of Stock * 100)</text:span></text:span></text:p>
          </table:table-cell>
          <table:table-cell table:style-name="Tabel5.B1" office:value-type="string">
            <text:p text:style-name="P11"/>
          </table:table-cell>
          <table:table-cell table:style-name="Tabel5.B1" office:value-type="string">
            <text:p text:style-name="P11"/>
          </table:table-cell>
        </table:table-row>
        <table:table-row>
          <table:table-cell table:style-name="Tabel5.A1" office:value-type="string">
            <text:p text:style-name="P20">Average Yield over next 5 years :<text:line-break/>2.7 (<text:span text:style-name="Variable"><text:span text:style-name="T10">Avg. Earnings Per Share Next 5 Years</text:span></text:span>) *  ( <text:span text:style-name="Variable"><text:span text:style-name="T10">Avg. % payout</text:span></text:span>) / <text:bookmark text:name="Naic_CurValue"/>49.780 ( <text:span text:style-name="Variable"><text:span text:style-name="T10">Present Price</text:span></text:span>)</text:p>
          </table:table-cell>
          <table:table-cell table:style-name="Tabel5.A1" office:value-type="string">
            <text:p text:style-name="P11"/>
          </table:table-cell>
          <table:table-cell table:style-name="Tabel5.A1" office:value-type="string">
            <text:p text:style-name="P22">%</text:p>
          </table:table-cell>
        </table:table-row>
        <table:table-row>
          <table:table-cell table:style-name="Tabel5.A1" office:value-type="string">
            <text:p text:style-name="P20">5 Year Appreciation Potential :</text:p>
          </table:table-cell>
          <table:table-cell table:style-name="Tabel5.A1" office:value-type="string">
            <text:p text:style-name="P23">23.5</text:p>
          </table:table-cell>
          <table:table-cell table:style-name="Tabel5.A1" office:value-type="string">
            <text:p text:style-name="P22">%</text:p>
          </table:table-cell>
        </table:table-row>
        <table:table-row>
          <table:table-cell table:style-name="Tabel5.A1" office:value-type="string">
            <text:p text:style-name="P24">Average Total Annual Return over the next 5 Years (compound):</text:p>
          </table:table-cell>
          <table:table-cell table:style-name="Tabel5.A1" office:value-type="string">
            <text:p text:style-name="P23">23.5</text:p>
          </table:table-cell>
          <table:table-cell table:style-name="Tabel5.A1" office:value-type="string">
            <text:p text:style-name="P22">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Arial1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5T10:01:02.68</meta:creation-date>
    <meta:document-statistic meta:table-count="5" meta:image-count="1" meta:object-count="0" meta:page-count="3" meta:paragraph-count="135" meta:word-count="396" meta:character-count="1984"/>
    <dc:date>2022-11-15T10:09:22.03</dc:date>
    <meta:editing-duration>PT8M19S</meta:editing-duration>
    <meta:editing-cycles>1</meta:editing-cycles>
    <meta:generator>OpenOffice/4.1.4$Win32 OpenOffice.org_project/414m5$Build-9788</meta:generator>
  </office:meta>
</office:document-meta>
</file>